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320" draw:fill="gradient" draw:fill-color="#ffff00" draw:fill-gradient-name="Gradient_20_16" draw:opacity="55%" draw:textarea-horizontal-align="justify" draw:textarea-vertical-align="middle" draw:auto-grow-height="false" fo:min-height="1.356cm" fo:min-width="3.773cm"/>
    </style:style>
    <style:style style:name="gr2" style:family="graphic" style:parent-style-name="standard">
      <style:graphic-properties svg:stroke-color="#ffd320" draw:fill="gradient" draw:fill-color="#ffff00" draw:fill-gradient-name="Gradient_20_16" draw:opacity="55%" draw:textarea-horizontal-align="justify" draw:textarea-vertical-align="middle" draw:auto-grow-height="false" fo:min-height="0.896cm" fo:min-width="3.313cm"/>
    </style:style>
    <style:style style:name="gr3" style:family="graphic" style:parent-style-name="standard">
      <style:graphic-properties svg:stroke-color="#ffd320" draw:fill="gradient" draw:fill-color="#ffff00" draw:fill-gradient-name="Gradient_20_16" draw:opacity="55%" draw:textarea-horizontal-align="justify" draw:textarea-vertical-align="middle" draw:auto-grow-height="false" fo:min-height="0.69cm" fo:min-width="0.44cm"/>
    </style:style>
    <style:style style:name="gr4" style:family="graphic" style:parent-style-name="objectwithoutfill">
      <style:graphic-properties svg:stroke-width="0.071cm" svg:stroke-color="#0066cc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1cm" svg:stroke-color="#579d1c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svg:stroke-width="0.071cm" svg:stroke-color="#ff950e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svg:stroke-color="#336600" draw:fill="solid" draw:fill-color="#ccff99" draw:opacity="30%" draw:textarea-horizontal-align="justify" draw:textarea-vertical-align="middle" draw:auto-grow-height="false" fo:min-height="0.896cm" fo:min-width="3.313cm"/>
    </style:style>
    <style:style style:name="gr8" style:family="graphic" style:parent-style-name="standard">
      <style:graphic-properties svg:stroke-color="#336600" draw:fill="solid" draw:fill-color="#ccff99" draw:opacity="30%" draw:textarea-horizontal-align="justify" draw:textarea-vertical-align="middle" draw:auto-grow-height="false" fo:min-height="0.668cm" fo:min-width="0.418cm"/>
    </style:style>
    <style:style style:name="gr9" style:family="graphic" style:parent-style-name="standard">
      <style:graphic-properties draw:stroke="none" svg:stroke-color="#000000" draw:fill="none" draw:fill-color="#ffffff" fo:min-height="1.72cm"/>
    </style:style>
    <style:style style:name="gr10" style:family="graphic" style:parent-style-name="objectwithoutfill">
      <style:graphic-properties svg:stroke-width="0.071cm" svg:stroke-color="#579d1c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svg:stroke-color="#336600" draw:fill="gradient" draw:fill-color="#ccffcc" draw:fill-gradient-name="Gradient_20_11" draw:opacity="30%" draw:textarea-horizontal-align="justify" draw:textarea-vertical-align="middle" draw:auto-grow-height="false" fo:min-height="1.241cm" fo:min-width="3.912cm"/>
    </style:style>
    <style:style style:name="gr12" style:family="graphic" style:parent-style-name="standard">
      <style:graphic-properties svg:stroke-color="#336600" draw:fill="gradient" draw:fill-color="#ccffcc" draw:fill-gradient-name="Gradient_20_19" draw:opacity="30%" draw:textarea-horizontal-align="justify" draw:textarea-vertical-align="middle" draw:auto-grow-height="false" fo:min-height="0.896cm" fo:min-width="3.313cm"/>
    </style:style>
    <style:style style:name="gr13" style:family="graphic" style:parent-style-name="standard">
      <style:graphic-properties svg:stroke-color="#336600" draw:fill="gradient" draw:fill-color="#ccffcc" draw:fill-gradient-name="Gradient_20_20" draw:opacity="30%" draw:textarea-horizontal-align="justify" draw:textarea-vertical-align="middle" draw:auto-grow-height="false" fo:min-height="0.896cm" fo:min-width="3.313cm"/>
    </style:style>
    <style:style style:name="gr14" style:family="graphic" style:parent-style-name="standard">
      <style:graphic-properties svg:stroke-color="#336600" draw:fill="gradient" draw:fill-color="#ccffcc" draw:fill-gradient-name="Gradient_20_22" draw:opacity="30%" draw:textarea-horizontal-align="justify" draw:textarea-vertical-align="middle" draw:auto-grow-height="false" fo:min-height="0.896cm" fo:min-width="3.313cm"/>
    </style:style>
    <style:style style:name="gr15" style:family="graphic" style:parent-style-name="standard">
      <style:graphic-properties svg:stroke-color="#336600" draw:fill="gradient" draw:fill-color="#ccffcc" draw:fill-gradient-name="Gradient_20_21" draw:opacity="30%" draw:textarea-horizontal-align="justify" draw:textarea-vertical-align="middle" draw:auto-grow-height="false" fo:min-height="0.896cm" fo:min-width="3.313cm"/>
    </style:style>
    <style:style style:name="gr16" style:family="graphic" style:parent-style-name="standard">
      <style:graphic-properties svg:stroke-color="#336600" draw:fill="gradient" draw:fill-color="#ccffcc" draw:fill-gradient-name="Gradient_20_19" draw:opacity="30%" draw:textarea-horizontal-align="justify" draw:textarea-vertical-align="middle" draw:auto-grow-height="false" fo:min-height="0.668cm" fo:min-width="0.418cm"/>
    </style:style>
    <style:style style:name="gr17" style:family="graphic" style:parent-style-name="standard">
      <style:graphic-properties svg:stroke-color="#336600" draw:fill="gradient" draw:fill-color="#ccffcc" draw:fill-gradient-name="Gradient_20_19" draw:opacity="30%" draw:textarea-horizontal-align="justify" draw:textarea-vertical-align="middle" draw:auto-grow-height="false" fo:min-height="0.668cm" fo:min-width="0.418cm"/>
    </style:style>
    <style:style style:name="gr18" style:family="graphic" style:parent-style-name="objectwithoutfill">
      <style:graphic-properties svg:stroke-width="0.071cm" svg:stroke-color="#009900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19" style:family="graphic" style:parent-style-name="standard">
      <style:graphic-properties svg:stroke-color="#004586" draw:fill="gradient" draw:fill-color="#e6e6ff" draw:fill-gradient-name="Gradient_20_17" draw:opacity="30%" draw:textarea-horizontal-align="justify" draw:textarea-vertical-align="middle" draw:auto-grow-height="false" fo:min-height="1.241cm" fo:min-width="3.912cm"/>
    </style:style>
    <style:style style:name="gr20" style:family="graphic" style:parent-style-name="standard">
      <style:graphic-properties svg:stroke-color="#004586" draw:fill="gradient" draw:fill-color="#e6e6ff" draw:fill-gradient-name="Gradient_20_17" draw:opacity="30%" draw:textarea-horizontal-align="justify" draw:textarea-vertical-align="middle" draw:auto-grow-height="false" fo:min-height="0.896cm" fo:min-width="3.313cm"/>
    </style:style>
    <style:style style:name="gr21" style:family="graphic" style:parent-style-name="standard">
      <style:graphic-properties svg:stroke-color="#004586" draw:fill="gradient" draw:fill-color="#e6e6ff" draw:fill-gradient-name="Gradient_20_17" draw:opacity="30%" draw:textarea-horizontal-align="justify" draw:textarea-vertical-align="middle" draw:auto-grow-height="false" fo:min-height="0.668cm" fo:min-width="0.464cm"/>
    </style:style>
    <style:style style:name="gr22" style:family="graphic" style:parent-style-name="objectwithoutfill">
      <style:graphic-properties svg:stroke-width="0.071cm" svg:stroke-color="#0066cc" draw:marker-start-width="0.307cm" draw:marker-end="Rounded_20_short_20_Arrow" draw:marker-end-width="0.407cm" draw:fill="none" draw:textarea-vertical-align="middle" fo:padding-top="0.161cm" fo:padding-bottom="0.161cm" fo:padding-left="0.286cm" fo:padding-right="0.286cm"/>
    </style:style>
    <style:style style:name="gr23" style:family="graphic" style:parent-style-name="standard">
      <style:graphic-properties svg:stroke-color="#004586" draw:fill="solid" draw:fill-color="#99ffff" draw:opacity="30%" draw:textarea-horizontal-align="justify" draw:textarea-vertical-align="middle" draw:auto-grow-height="false" fo:min-height="0.896cm" fo:min-width="3.313cm"/>
    </style:style>
    <style:style style:name="gr24" style:family="graphic" style:parent-style-name="standard">
      <style:graphic-properties svg:stroke-color="#004586" draw:fill="solid" draw:fill-color="#99ffff" draw:opacity="30%" draw:textarea-horizontal-align="justify" draw:textarea-vertical-align="middle" draw:auto-grow-height="false" fo:min-height="0.668cm" fo:min-width="0.464cm"/>
    </style:style>
    <style:style style:name="gr25" style:family="graphic" style:parent-style-name="standard">
      <style:graphic-properties draw:stroke="none" svg:stroke-color="#000000" draw:fill="none" draw:fill-color="#ffffff" fo:min-height="3.21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00" draw:fill-gradient-name="Gradient_20_16" draw:opacity="55%"/>
      <style:paragraph-properties fo:text-align="center"/>
      <style:text-properties style:font-name="Cabin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cff99" draw:opacity="30%"/>
      <style:paragraph-properties fo:text-align="center"/>
      <style:text-properties style:font-name="Cabin" fo:font-size="20pt" style:font-size-asian="20pt" style:font-size-complex="20pt"/>
    </style:style>
    <style:style style:name="P5" style:family="paragraph">
      <loext:graphic-properties draw:fill="none" draw:fill-color="#ffffff"/>
      <style:text-properties style:font-name="Cabin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gradient" draw:fill-color="#ccffcc" draw:fill-gradient-name="Gradient_20_11" draw:opacity="30%"/>
      <style:paragraph-properties fo:text-align="center"/>
      <style:text-properties style:font-name="Cabin" fo:font-size="20pt" style:font-size-asian="20pt" style:font-size-complex="20pt"/>
    </style:style>
    <style:style style:name="P7" style:family="paragraph">
      <loext:graphic-properties draw:fill="gradient" draw:fill-color="#ccffcc" draw:fill-gradient-name="Gradient_20_19" draw:opacity="30%"/>
      <style:paragraph-properties fo:text-align="center"/>
      <style:text-properties style:font-name="Cabin" fo:font-size="20pt" style:font-size-asian="20pt" style:font-size-complex="20pt"/>
    </style:style>
    <style:style style:name="P8" style:family="paragraph">
      <loext:graphic-properties draw:fill="gradient" draw:fill-color="#ccffcc" draw:fill-gradient-name="Gradient_20_20" draw:opacity="30%"/>
      <style:paragraph-properties fo:text-align="center"/>
      <style:text-properties style:font-name="Cabin" fo:font-size="20pt" style:font-size-asian="20pt" style:font-size-complex="20pt"/>
    </style:style>
    <style:style style:name="P9" style:family="paragraph">
      <loext:graphic-properties draw:fill="gradient" draw:fill-color="#ccffcc" draw:fill-gradient-name="Gradient_20_22" draw:opacity="30%"/>
      <style:paragraph-properties fo:text-align="center"/>
      <style:text-properties style:font-name="Cabin" fo:font-size="20pt" style:font-size-asian="20pt" style:font-size-complex="20pt"/>
    </style:style>
    <style:style style:name="P10" style:family="paragraph">
      <loext:graphic-properties draw:fill="gradient" draw:fill-color="#ccffcc" draw:fill-gradient-name="Gradient_20_21" draw:opacity="30%"/>
      <style:paragraph-properties fo:text-align="center"/>
      <style:text-properties style:font-name="Cabin" fo:font-size="20pt" style:font-size-asian="20pt" style:font-size-complex="20pt"/>
    </style:style>
    <style:style style:name="P11" style:family="paragraph">
      <loext:graphic-properties draw:fill="gradient" draw:fill-color="#e6e6ff" draw:fill-gradient-name="Gradient_20_17" draw:opacity="30%"/>
      <style:paragraph-properties fo:text-align="center"/>
      <style:text-properties style:font-name="Cabin" fo:font-size="20pt" style:font-size-asian="20pt" style:font-size-complex="20pt"/>
    </style:style>
    <style:style style:name="P12" style:family="paragraph">
      <loext:graphic-properties draw:fill="solid" draw:fill-color="#99ffff" draw:opacity="30%"/>
      <style:paragraph-properties fo:text-align="center"/>
      <style:text-properties style:font-name="Cabin"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center"/>
      <style:text-properties style:font-name="Cabin" fo:font-size="25pt" fo:font-weight="bold" style:font-size-asian="25pt" style:font-weight-asian="bold" style:font-size-complex="25pt" style:font-weight-complex="bold"/>
    </style:style>
    <style:style style:name="T1" style:family="text">
      <style:text-properties style:font-name="Cabin" fo:font-size="20pt" style:font-size-asian="20pt" style:font-size-complex="20pt"/>
    </style:style>
    <style:style style:name="T2" style:family="text">
      <style:text-properties style:font-name="Cabin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579d1c" style:font-name="Cabin" fo:font-size="25pt" fo:font-weight="bold" style:font-size-asian="25pt" style:font-weight-asian="bold" style:font-size-complex="25pt" style:font-weight-complex="bold"/>
    </style:style>
    <style:style style:name="T4" style:family="text">
      <style:text-properties fo:color="#ff950e" style:font-name="Cabin" fo:font-size="25pt" fo:font-weight="bold" style:font-size-asian="25pt" style:font-weight-asian="bold" style:font-size-complex="25pt" style:font-weight-complex="bold"/>
    </style:style>
    <style:style style:name="T5" style:family="text">
      <style:text-properties fo:color="#0066cc" style:font-name="Cabin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er5" svg:width="4.445cm" svg:height="1.778cm" svg:x="21.194cm" svg:y="3.699cm">
          <text:p text:style-name="P1"><text:span text:style-name="T1">Camera-rea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er5" svg:width="3.937cm" svg:height="1.27cm" svg:x="17.619cm" svg:y="8.571cm">
          <text:p text:style-name="P1"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er5" svg:width="1.04cm" svg:height="1.04cm" svg:x="18.503cm" svg:y="11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er5" svg:width="1.04cm" svg:height="1.04cm" svg:x="20.559cm" svg:y="11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er5" draw:type="line" svg:x1="25.639cm" svg:y1="4.588cm" svg:x2="30.528cm" svg:y2="5.459cm" draw:start-shape="id1" draw:start-glue-point="1" svg:d="M25639 4588l4889 871" svg:viewBox="0 0 4890 872">
          <text:p/>
        </draw:connector>
        <draw:connector draw:style-name="gr5" draw:text-style-name="P3" draw:layer="Layer5" draw:type="line" svg:x1="23.416cm" svg:y1="5.477cm" svg:x2="19.587cm" svg:y2="8.571cm" draw:start-shape="id1" draw:start-glue-point="2" draw:end-shape="id2" draw:end-glue-point="0" svg:d="M23416 5477l-3829 3094" svg:viewBox="0 0 3830 3095">
          <text:p/>
        </draw:connector>
        <draw:connector draw:style-name="gr5" draw:text-style-name="P3" draw:layer="Layer5" draw:type="line" svg:x1="23.416cm" svg:y1="5.477cm" svg:x2="23.549cm" svg:y2="11.973cm" draw:start-shape="id1" draw:start-glue-point="2" svg:d="M23416 5477l133 6496" svg:viewBox="0 0 134 6497">
          <text:p/>
        </draw:connector>
        <draw:connector draw:style-name="gr5" draw:text-style-name="P3" draw:layer="Layer5" draw:type="line" svg:x1="23.416cm" svg:y1="5.477cm" svg:x2="28.925cm" svg:y2="8.571cm" draw:start-shape="id1" draw:start-glue-point="2" svg:d="M23416 5477l5509 3094" svg:viewBox="0 0 5510 3095">
          <text:p/>
        </draw:connector>
        <draw:connector draw:style-name="gr6" draw:text-style-name="P3" draw:layer="Layer5" draw:type="line" svg:x1="19.587cm" svg:y1="9.841cm" svg:x2="19.023cm" svg:y2="11.873cm" draw:start-shape="id2" draw:start-glue-point="2" draw:end-shape="id3" draw:end-glue-point="0" svg:d="M19587 9841l-564 2032" svg:viewBox="0 0 565 2033">
          <text:p/>
        </draw:connector>
        <draw:connector draw:style-name="gr6" draw:text-style-name="P3" draw:layer="Layer5" draw:type="line" svg:x1="19.587cm" svg:y1="9.841cm" svg:x2="21.079cm" svg:y2="11.873cm" draw:start-shape="id2" draw:start-glue-point="2" draw:end-shape="id4" draw:end-glue-point="0" svg:d="M19587 9841l1492 2032" svg:viewBox="0 0 1493 2033">
          <text:p/>
        </draw:connector>
        <draw:custom-shape draw:style-name="gr7" draw:text-style-name="P4" xml:id="id9" draw:id="id9" draw:layer="Layer2" svg:width="3.937cm" svg:height="1.27cm" svg:x="11.669cm" svg:y="16.991cm">
          <text:p text:style-name="P1"><text:span text:style-name="T1">Review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er2" svg:width="3.937cm" svg:height="1.27cm" svg:x="17.257cm" svg:y="17.08cm">
          <text:p text:style-name="P1"><text:span text:style-name="T1">Review 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er2" svg:width="1.016cm" svg:height="1.016cm" svg:x="6.462cm" svg:y="17.21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er2" svg:width="1.016cm" svg:height="1.016cm" svg:x="10.907cm" svg:y="19.54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7" draw:id="id7" draw:layer="Layer2" svg:width="1.016cm" svg:height="1.016cm" svg:x="13.955cm" svg:y="14.66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8" draw:id="id8" draw:layer="Layer2" svg:width="1.016cm" svg:height="1.016cm" svg:x="18.527cm" svg:y="14.66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" draw:id="id6" draw:layer="Layer2" svg:width="1.016cm" svg:height="1.016cm" svg:x="9.002cm" svg:y="17.21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er2" svg:width="1.524cm" svg:height="1.97cm" svg:x="15.733cm" svg:y="16.164cm">
          <draw:text-box>
            <text:p><text:span text:style-name="T2">...</text:span></text:p>
          </draw:text-box>
        </draw:frame>
        <draw:frame draw:style-name="gr9" draw:text-style-name="P5" draw:layer="Layer2" svg:width="1.524cm" svg:height="1.97cm" svg:x="7.478cm" svg:y="16.429cm">
          <draw:text-box>
            <text:p><text:span text:style-name="T2">...</text:span></text:p>
          </draw:text-box>
        </draw:frame>
        <draw:connector draw:style-name="gr10" draw:text-style-name="P3" draw:layer="Layer2" draw:type="line" svg:x1="10.907cm" svg:y1="20.052cm" svg:x2="9.51cm" svg:y2="18.234cm" draw:start-shape="id5" draw:start-glue-point="3" draw:end-shape="id6" draw:end-glue-point="2" svg:d="M10907 20052l-1397-1818" svg:viewBox="0 0 1398 1819">
          <text:p/>
        </draw:connector>
        <draw:connector draw:style-name="gr5" draw:text-style-name="P3" draw:layer="Layer2" draw:type="line" svg:x1="13.955cm" svg:y1="15.175cm" svg:x2="11.542cm" svg:y2="15.14cm" draw:start-shape="id7" draw:start-glue-point="3" svg:d="M13955 15175l-2413-35" svg:viewBox="0 0 2414 36">
          <text:p/>
        </draw:connector>
        <draw:connector draw:style-name="gr5" draw:text-style-name="P3" draw:layer="Layer2" draw:type="line" svg:x1="19.035cm" svg:y1="14.667cm" svg:x2="15.86cm" svg:y2="12.373cm" draw:start-shape="id8" draw:start-glue-point="0" svg:d="M19035 14667l-3175-2294" svg:viewBox="0 0 3176 2295">
          <text:p/>
        </draw:connector>
        <draw:connector draw:style-name="gr6" draw:text-style-name="P3" draw:layer="Layer2" draw:type="line" svg:x1="13.637cm" svg:y1="18.261cm" svg:x2="11.923cm" svg:y2="20.052cm" draw:start-shape="id9" draw:start-glue-point="2" draw:end-shape="id5" draw:end-glue-point="1" svg:d="M13637 18261l-1714 1791" svg:viewBox="0 0 1715 1792">
          <text:p/>
        </draw:connector>
        <draw:connector draw:style-name="gr6" draw:text-style-name="P3" draw:layer="Layer2" draw:type="line" svg:x1="13.637cm" svg:y1="16.991cm" svg:x2="14.463cm" svg:y2="15.683cm" draw:start-shape="id9" draw:start-glue-point="0" draw:end-shape="id7" draw:end-glue-point="2" svg:d="M13637 16991l826-1308" svg:viewBox="0 0 827 1309">
          <text:p/>
        </draw:connector>
        <draw:connector draw:style-name="gr6" draw:text-style-name="P3" draw:layer="Layer2" draw:type="line" svg:x1="19.225cm" svg:y1="17.08cm" svg:x2="19.035cm" svg:y2="15.683cm" draw:start-shape="id10" draw:start-glue-point="0" draw:end-shape="id8" draw:end-glue-point="2" svg:d="M19225 17080l-190-1397" svg:viewBox="0 0 191 1398">
          <text:p/>
        </draw:connector>
        <draw:custom-shape draw:style-name="gr11" draw:text-style-name="P6" xml:id="id11" draw:id="id11" draw:layer="Layer1" svg:width="4.572cm" svg:height="1.651cm" svg:x="7.478cm" svg:y="4.761cm">
          <text:p text:style-name="P1"><text:span text:style-name="T1">Version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2" draw:id="id12" draw:layer="Layer1" svg:width="3.937cm" svg:height="1.27cm" svg:x="1.101cm" svg:y="8.571cm">
          <text:p text:style-name="P1"><text:span text:style-name="T1">Introduc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3" draw:id="id13" draw:layer="Layer1" svg:width="3.937cm" svg:height="1.27cm" svg:x="6.462cm" svg:y="8.598cm">
          <text:p text:style-name="P1"><text:span text:style-name="T1">Method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4" draw:id="id14" draw:layer="Layer1" svg:width="3.937cm" svg:height="1.27cm" svg:x="12.812cm" svg:y="8.571cm">
          <text:p text:style-name="P1"><text:span text:style-name="T1">Conclus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5" draw:id="id15" draw:layer="Layer1" svg:width="3.937cm" svg:height="1.27cm" svg:x="7.986cm" svg:y="11.738cm">
          <text:p text:style-name="P1"><text:span text:style-name="T1">Experimen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8" draw:id="id18" draw:layer="Layer1" svg:width="1.016cm" svg:height="1.016cm" svg:x="1.101cm" svg:y="11.86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9" draw:id="id19" draw:layer="Layer1" svg:width="1.016cm" svg:height="1.016cm" svg:x="3.795cm" svg:y="11.86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0" draw:id="id20" draw:layer="Layer1" svg:width="1.016cm" svg:height="1.016cm" svg:x="6.208cm" svg:y="11.86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1" draw:id="id21" draw:layer="Layer1" svg:width="1.016cm" svg:height="1.016cm" svg:x="14.844cm" svg:y="11.86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16" draw:id="id16" draw:layer="Layer1" svg:width="1.016cm" svg:height="1.016cm" svg:x="8.24cm" svg:y="14.632cm">
          <text:p text:style-name="P1"><text:span text:style-name="T1">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17" draw:id="id17" draw:layer="Layer1" svg:width="1.016cm" svg:height="1.016cm" svg:x="10.526cm" svg:y="14.632cm">
          <text:p text:style-name="P1"><text:span text:style-name="T1">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er1" svg:width="1.524cm" svg:height="1.97cm" svg:x="10.926cm" svg:y="7.809cm">
          <draw:text-box>
            <text:p><text:span text:style-name="T2">...</text:span></text:p>
          </draw:text-box>
        </draw:frame>
        <draw:frame draw:style-name="gr9" draw:text-style-name="P5" draw:layer="Layer1" svg:width="1.524cm" svg:height="1.97cm" svg:x="2.244cm" svg:y="10.984cm">
          <draw:text-box>
            <text:p><text:span text:style-name="T2">...</text:span></text:p>
          </draw:text-box>
        </draw:frame>
        <draw:frame draw:style-name="gr9" draw:text-style-name="P5" draw:layer="Layer1" svg:width="1.524cm" svg:height="1.97cm" svg:x="4.938cm" svg:y="7.809cm">
          <draw:text-box>
            <text:p><text:span text:style-name="T2">...</text:span></text:p>
          </draw:text-box>
        </draw:frame>
        <draw:connector draw:style-name="gr18" draw:text-style-name="P3" draw:layer="Layer1" draw:type="line" svg:x1="9.764cm" svg:y1="6.412cm" svg:x2="3.069cm" svg:y2="8.571cm" draw:start-shape="id11" draw:start-glue-point="2" draw:end-shape="id12" draw:end-glue-point="0" svg:d="M9764 6412l-6695 2159" svg:viewBox="0 0 6696 2160">
          <text:p/>
        </draw:connector>
        <draw:connector draw:style-name="gr5" draw:text-style-name="P3" draw:layer="Layer1" draw:type="line" svg:x1="9.764cm" svg:y1="6.412cm" svg:x2="8.43cm" svg:y2="8.598cm" draw:start-shape="id11" draw:start-glue-point="2" draw:end-shape="id13" draw:end-glue-point="0" svg:d="M9764 6412l-1334 2186" svg:viewBox="0 0 1335 2187">
          <text:p/>
        </draw:connector>
        <draw:connector draw:style-name="gr5" draw:text-style-name="P3" draw:layer="Layer1" draw:type="line" svg:x1="9.764cm" svg:y1="6.412cm" svg:x2="14.78cm" svg:y2="8.571cm" draw:start-shape="id11" draw:start-glue-point="2" draw:end-shape="id14" draw:end-glue-point="0" svg:d="M9764 6412l5016 2159" svg:viewBox="0 0 5017 2160">
          <text:p/>
        </draw:connector>
        <draw:connector draw:style-name="gr5" draw:text-style-name="P3" draw:layer="Layer1" draw:type="line" svg:x1="9.764cm" svg:y1="6.412cm" svg:x2="11.718cm" svg:y2="8.405cm" draw:start-shape="id11" draw:start-glue-point="2" svg:d="M9764 6412l1954 1993" svg:viewBox="0 0 1955 1994">
          <text:p/>
        </draw:connector>
        <draw:connector draw:style-name="gr5" draw:text-style-name="P3" draw:layer="Layer1" draw:type="line" svg:x1="8.43cm" svg:y1="9.868cm" svg:x2="9.954cm" svg:y2="11.738cm" draw:start-shape="id13" draw:start-glue-point="2" draw:end-shape="id15" draw:end-glue-point="0" svg:d="M8430 9868l1524 1870" svg:viewBox="0 0 1525 1871">
          <text:p/>
        </draw:connector>
        <draw:connector draw:style-name="gr5" draw:text-style-name="P3" draw:layer="Layer1" draw:type="line" svg:x1="9.954cm" svg:y1="13.008cm" svg:x2="8.748cm" svg:y2="14.632cm" draw:start-shape="id15" draw:start-glue-point="2" draw:end-shape="id16" draw:end-glue-point="0" svg:d="M9954 13008l-1206 1624" svg:viewBox="0 0 1207 1625">
          <text:p/>
        </draw:connector>
        <draw:connector draw:style-name="gr5" draw:text-style-name="P3" draw:layer="Layer1" draw:type="line" svg:x1="9.954cm" svg:y1="13.008cm" svg:x2="11.034cm" svg:y2="14.632cm" draw:start-shape="id15" draw:start-glue-point="2" draw:end-shape="id17" draw:end-glue-point="0" svg:d="M9954 13008l1080 1624" svg:viewBox="0 0 1081 1625">
          <text:p/>
        </draw:connector>
        <draw:connector draw:style-name="gr6" draw:text-style-name="P3" draw:layer="Layer1" draw:type="line" svg:x1="3.069cm" svg:y1="9.841cm" svg:x2="1.609cm" svg:y2="11.865cm" draw:start-shape="id12" draw:start-glue-point="2" draw:end-shape="id18" draw:end-glue-point="0" svg:d="M3069 9841l-1460 2024" svg:viewBox="0 0 1461 2025">
          <text:p/>
        </draw:connector>
        <draw:connector draw:style-name="gr6" draw:text-style-name="P3" draw:layer="Layer1" draw:type="line" svg:x1="3.069cm" svg:y1="9.841cm" svg:x2="4.303cm" svg:y2="11.865cm" draw:start-shape="id12" draw:start-glue-point="2" draw:end-shape="id19" draw:end-glue-point="0" svg:d="M3069 9841l1234 2024" svg:viewBox="0 0 1235 2025">
          <text:p/>
        </draw:connector>
        <draw:connector draw:style-name="gr6" draw:text-style-name="P3" draw:layer="Layer1" draw:type="line" svg:x1="8.43cm" svg:y1="9.868cm" svg:x2="6.716cm" svg:y2="11.865cm" draw:start-shape="id13" draw:start-glue-point="2" draw:end-shape="id20" draw:end-glue-point="0" svg:d="M8430 9868l-1714 1997" svg:viewBox="0 0 1715 1998">
          <text:p/>
        </draw:connector>
        <draw:connector draw:style-name="gr5" draw:text-style-name="P3" draw:layer="Layer1" draw:type="line" svg:x1="14.78cm" svg:y1="9.841cm" svg:x2="15.352cm" svg:y2="11.865cm" draw:start-shape="id14" draw:start-glue-point="2" draw:end-shape="id21" draw:end-glue-point="0" svg:d="M14780 9841l572 2024" svg:viewBox="0 0 573 2025">
          <text:p/>
        </draw:connector>
        <draw:connector draw:style-name="gr6" draw:text-style-name="P3" draw:layer="Layer2" draw:type="line" svg:x1="8.751cm" svg:y1="15.632cm" svg:x2="6.973cm" svg:y2="17.202cm" svg:d="M8751 15632l-1778 1570" svg:viewBox="0 0 1779 1571">
          <text:p/>
        </draw:connector>
        <draw:connector draw:style-name="gr6" draw:text-style-name="P3" draw:layer="Layer2" draw:type="line" svg:x1="8.751cm" svg:y1="15.632cm" svg:x2="9.513cm" svg:y2="17.202cm" svg:d="M8751 15632l762 1570" svg:viewBox="0 0 763 1571">
          <text:p/>
        </draw:connector>
        <draw:custom-shape draw:style-name="gr19" draw:text-style-name="P11" xml:id="id22" draw:id="id22" draw:layer="Layer3" svg:width="4.572cm" svg:height="1.651cm" svg:x="30.528cm" svg:y="4.634cm">
          <text:p text:style-name="P1"><text:span text:style-name="T1">Vers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xml:id="id25" draw:id="id25" draw:layer="Layer3" svg:width="3.937cm" svg:height="1.27cm" svg:x="26.957cm" svg:y="8.571cm">
          <text:p text:style-name="P1"><text:span text:style-name="T1"><text:s/></text:span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xml:id="id23" draw:id="id23" draw:layer="Layer3" svg:width="3.937cm" svg:height="1.27cm" svg:x="32.002cm" svg:y="8.571cm">
          <text:p text:style-name="P1"><text:span text:style-name="T1"><text:s/></text:span><text:span text:style-name="T1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xml:id="id26" draw:id="id26" draw:layer="Layer3" svg:width="3.937cm" svg:height="1.27cm" svg:x="36.974cm" svg:y="8.571cm">
          <text:p text:style-name="P1"><text:span text:style-name="T1">Conclu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xml:id="id24" draw:id="id24" draw:layer="Layer3" svg:width="3.937cm" svg:height="1.27cm" svg:x="31.084cm" svg:y="11.738cm">
          <text:p text:style-name="P1"><text:span text:style-name="T1">Experi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8" draw:id="id28" draw:layer="Layer3" svg:width="1.062cm" svg:height="1.016cm" svg:x="30.165cm" svg:y="14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33" draw:id="id33" draw:layer="Layer3" svg:width="1.062cm" svg:height="1.016cm" svg:x="33.513cm" svg:y="14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35" draw:id="id35" draw:layer="Layer3" svg:width="1.062cm" svg:height="1.016cm" svg:x="24.831cm" svg:y="11.9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9" draw:id="id29" draw:layer="Layer3" svg:width="1.062cm" svg:height="1.016cm" svg:x="29.022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7" draw:id="id27" draw:layer="Layer3" svg:width="1.062cm" svg:height="1.016cm" svg:x="23.018cm" svg:y="11.9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32" draw:id="id32" draw:layer="Layer3" svg:width="1.062cm" svg:height="1.016cm" svg:x="39.474cm" svg:y="11.9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30" draw:id="id30" draw:layer="Layer3" svg:width="1.062cm" svg:height="1.016cm" svg:x="35.653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31" draw:id="id31" draw:layer="Layer3" svg:width="1.062cm" svg:height="1.016cm" svg:x="37.704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er3" svg:width="1.524cm" svg:height="1.97cm" svg:x="27.29cm" svg:y="11.173cm">
          <draw:text-box>
            <text:p><text:span text:style-name="T2">...</text:span></text:p>
          </draw:text-box>
        </draw:frame>
        <draw:frame draw:style-name="gr9" draw:text-style-name="P5" xml:id="id34" draw:id="id34" draw:layer="Layer3" svg:width="1.524cm" svg:height="1.97cm" svg:x="25.512cm" svg:y="7.809cm">
          <draw:text-box>
            <text:p><text:span text:style-name="T2">...</text:span></text:p>
          </draw:text-box>
        </draw:frame>
        <draw:connector draw:style-name="gr22" draw:text-style-name="P3" draw:layer="Layer3" draw:type="curve" draw:line-skew="-0.993cm" svg:x1="32.814cm" svg:y1="4.634cm" svg:x2="9.764cm" svg:y2="4.761cm" draw:start-shape="id22" draw:start-glue-point="0" svg:d="M32814 4634c0-2242-23050-2306-23050 127" svg:viewBox="0 0 23051 1818">
          <text:p/>
        </draw:connector>
        <draw:connector draw:style-name="gr5" draw:text-style-name="P3" draw:layer="Layer3" draw:type="line" svg:x1="33.97cm" svg:y1="9.841cm" svg:x2="33.052cm" svg:y2="11.738cm" draw:start-shape="id23" draw:start-glue-point="2" draw:end-shape="id24" draw:end-glue-point="0" svg:d="M33970 9841l-918 1897" svg:viewBox="0 0 919 1898">
          <text:p/>
        </draw:connector>
        <draw:connector draw:style-name="gr5" draw:text-style-name="P3" draw:layer="Layer3" draw:type="line" svg:x1="32.814cm" svg:y1="6.285cm" svg:x2="28.925cm" svg:y2="8.571cm" draw:start-shape="id22" draw:start-glue-point="2" draw:end-shape="id25" draw:end-glue-point="0" svg:d="M32814 6285l-3889 2286" svg:viewBox="0 0 3890 2287">
          <text:p/>
        </draw:connector>
        <draw:connector draw:style-name="gr5" draw:text-style-name="P3" draw:layer="Layer3" draw:type="line" svg:x1="32.814cm" svg:y1="6.285cm" svg:x2="33.97cm" svg:y2="8.571cm" draw:start-shape="id22" draw:start-glue-point="2" draw:end-shape="id23" draw:end-glue-point="0" svg:d="M32814 6285l1156 2286" svg:viewBox="0 0 1157 2287">
          <text:p/>
        </draw:connector>
        <draw:connector draw:style-name="gr5" draw:text-style-name="P3" draw:layer="Layer3" draw:type="line" svg:x1="32.814cm" svg:y1="6.285cm" svg:x2="38.942cm" svg:y2="8.571cm" draw:start-shape="id22" draw:start-glue-point="2" draw:end-shape="id26" draw:end-glue-point="0" svg:d="M32814 6285l6128 2286" svg:viewBox="0 0 6129 2287">
          <text:p/>
        </draw:connector>
        <draw:connector draw:style-name="gr5" draw:text-style-name="P3" draw:layer="Layer3" draw:type="line" svg:x1="32.814cm" svg:y1="6.285cm" svg:x2="26.253cm" svg:y2="8.44cm" draw:start-shape="id22" draw:start-glue-point="2" svg:d="M32814 6285l-6561 2155" svg:viewBox="0 0 6562 2156">
          <text:p/>
        </draw:connector>
        <draw:connector draw:style-name="gr4" draw:text-style-name="P3" draw:layer="Layer3" draw:type="curve" draw:line-skew="0.049cm" svg:x1="23.018cm" svg:y1="12.481cm" svg:x2="6.716cm" svg:y2="12.881cm" draw:start-shape="id27" svg:d="M23018 12481c-12528 0-4377 400-16302 400" svg:viewBox="0 0 16303 401">
          <text:p/>
        </draw:connector>
        <draw:connector draw:style-name="gr4" draw:text-style-name="P3" draw:layer="Layer3" draw:type="curve" draw:line-skew="0.255cm" svg:x1="30.696cm" svg:y1="15.683cm" svg:x2="11.034cm" svg:y2="15.648cm" draw:start-shape="id28" draw:start-glue-point="2" svg:d="M30696 15683c0 1135-19662 1153-19662-35" svg:viewBox="0 0 19663 890">
          <text:p/>
        </draw:connector>
        <draw:connector draw:style-name="gr6" draw:text-style-name="P3" draw:layer="Layer3" draw:type="line" svg:x1="28.925cm" svg:y1="9.841cm" svg:x2="29.553cm" svg:y2="12cm" draw:start-shape="id25" draw:start-glue-point="2" draw:end-shape="id29" draw:end-glue-point="0" svg:d="M28925 9841l628 2159" svg:viewBox="0 0 629 2160">
          <text:p/>
        </draw:connector>
        <draw:connector draw:style-name="gr6" draw:text-style-name="P3" draw:layer="Layer3" draw:type="line" svg:x1="33.97cm" svg:y1="9.841cm" svg:x2="36.184cm" svg:y2="11.9cm" draw:start-shape="id23" draw:start-glue-point="2" draw:end-shape="id30" draw:end-glue-point="0" svg:d="M33970 9841l2214 2059" svg:viewBox="0 0 2215 2060">
          <text:p/>
        </draw:connector>
        <draw:connector draw:style-name="gr6" draw:text-style-name="P3" draw:layer="Layer3" draw:type="line" svg:x1="38.942cm" svg:y1="9.841cm" svg:x2="38.235cm" svg:y2="11.9cm" draw:start-shape="id26" draw:start-glue-point="2" draw:end-shape="id31" draw:end-glue-point="0" svg:d="M38942 9841l-707 2059" svg:viewBox="0 0 708 2060">
          <text:p/>
        </draw:connector>
        <draw:connector draw:style-name="gr6" draw:text-style-name="P3" draw:layer="Layer3" draw:type="line" svg:x1="38.942cm" svg:y1="9.841cm" svg:x2="40.005cm" svg:y2="11.946cm" draw:start-shape="id26" draw:start-glue-point="2" draw:end-shape="id32" draw:end-glue-point="0" svg:d="M38942 9841l1063 2105" svg:viewBox="0 0 1064 2106">
          <text:p/>
        </draw:connector>
        <draw:connector draw:style-name="gr6" draw:text-style-name="P3" draw:layer="Layer3" draw:type="line" svg:x1="33.052cm" svg:y1="13.008cm" svg:x2="30.696cm" svg:y2="14.667cm" draw:start-shape="id24" draw:start-glue-point="2" draw:end-shape="id28" draw:end-glue-point="0" svg:d="M33052 13008l-2356 1659" svg:viewBox="0 0 2357 1660">
          <text:p/>
        </draw:connector>
        <draw:connector draw:style-name="gr6" draw:text-style-name="P3" draw:layer="Layer3" draw:type="line" svg:x1="33.052cm" svg:y1="13.008cm" svg:x2="34.044cm" svg:y2="14.667cm" draw:start-shape="id24" draw:start-glue-point="2" draw:end-shape="id33" draw:end-glue-point="0" svg:d="M33052 13008l992 1659" svg:viewBox="0 0 993 1660">
          <text:p/>
        </draw:connector>
        <draw:connector draw:style-name="gr6" draw:text-style-name="P3" draw:layer="Layer3" draw:type="line" svg:x1="26.274cm" svg:y1="9.779cm" svg:x2="25.362cm" svg:y2="11.973cm" draw:start-shape="id34" draw:start-glue-point="2" draw:end-shape="id35" draw:end-glue-point="0" svg:d="M26274 9779l-912 2194" svg:viewBox="0 0 913 2195">
          <text:p/>
        </draw:connector>
        <draw:connector draw:style-name="gr6" draw:text-style-name="P3" draw:layer="Layer3" draw:type="line" svg:x1="26.274cm" svg:y1="9.779cm" svg:x2="23.549cm" svg:y2="11.973cm" draw:start-shape="id34" draw:start-glue-point="2" draw:end-shape="id27" draw:end-glue-point="0" svg:d="M26274 9779l-2725 2194" svg:viewBox="0 0 2726 2195">
          <text:p/>
        </draw:connector>
        <draw:custom-shape draw:style-name="gr23" draw:text-style-name="P12" xml:id="id39" draw:id="id39" draw:layer="Layer4" svg:width="3.937cm" svg:height="1.27cm" svg:x="25.512cm" svg:y="17.207cm">
          <text:p text:style-name="P1"><text:span text:style-name="T1">Review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40" draw:id="id40" draw:layer="Layer4" svg:width="3.937cm" svg:height="1.27cm" svg:x="34.275cm" svg:y="17.207cm">
          <text:p text:style-name="P1"><text:span text:style-name="T1">Review 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xml:id="id36" draw:id="id36" draw:layer="Layer4" svg:width="1.062cm" svg:height="1.016cm" svg:x="26.609cm" svg:y="14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xml:id="id37" draw:id="id37" draw:layer="Layer4" svg:width="1.062cm" svg:height="1.016cm" svg:x="35.888cm" svg:y="14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xml:id="id38" draw:id="id38" draw:layer="Layer4" svg:width="1.062cm" svg:height="1.016cm" svg:x="38.847cm" svg:y="14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er4" svg:width="1.524cm" svg:height="1.97cm" svg:x="31.318cm" svg:y="16.483cm">
          <draw:text-box>
            <text:p><text:span text:style-name="T2">...</text:span></text:p>
          </draw:text-box>
        </draw:frame>
        <draw:connector draw:style-name="gr5" draw:text-style-name="P3" draw:layer="Layer4" draw:type="line" svg:x1="27.14cm" svg:y1="14.667cm" svg:x2="29.553cm" svg:y2="13.016cm" draw:start-shape="id36" draw:start-glue-point="0" svg:d="M27140 14667l2413-1651" svg:viewBox="0 0 2414 1652">
          <text:p/>
        </draw:connector>
        <draw:connector draw:style-name="gr5" draw:text-style-name="P3" draw:layer="Layer4" draw:type="line" svg:x1="36.419cm" svg:y1="14.667cm" svg:x2="33.052cm" svg:y2="13.008cm" draw:start-shape="id37" draw:start-glue-point="0" svg:d="M36419 14667l-3367-1659" svg:viewBox="0 0 3368 1660">
          <text:p/>
        </draw:connector>
        <draw:connector draw:style-name="gr5" draw:text-style-name="P3" draw:layer="Layer4" draw:type="line" svg:x1="39.378cm" svg:y1="14.694cm" svg:x2="36.184cm" svg:y2="12.916cm" draw:start-shape="id38" draw:start-glue-point="0" svg:d="M39378 14694l-3194-1778" svg:viewBox="0 0 3195 1779">
          <text:p/>
        </draw:connector>
        <draw:connector draw:style-name="gr6" draw:text-style-name="P3" draw:layer="Layer4" draw:type="line" svg:x1="27.48cm" svg:y1="17.207cm" svg:x2="27.14cm" svg:y2="15.683cm" draw:start-shape="id39" draw:start-glue-point="0" draw:end-shape="id36" draw:end-glue-point="2" svg:d="M27480 17207l-340-1524" svg:viewBox="0 0 341 1525">
          <text:p/>
        </draw:connector>
        <draw:connector draw:style-name="gr6" draw:text-style-name="P3" draw:layer="Layer4" draw:type="line" svg:x1="36.243cm" svg:y1="17.207cm" svg:x2="36.419cm" svg:y2="15.683cm" draw:start-shape="id40" draw:start-glue-point="0" draw:end-shape="id37" draw:end-glue-point="2" svg:d="M36243 17207l176-1524" svg:viewBox="0 0 177 1525">
          <text:p/>
        </draw:connector>
        <draw:connector draw:style-name="gr6" draw:text-style-name="P3" draw:layer="Layer4" draw:type="line" svg:x1="36.243cm" svg:y1="17.207cm" svg:x2="39.378cm" svg:y2="15.71cm" draw:start-shape="id40" draw:start-glue-point="0" draw:end-shape="id38" draw:end-glue-point="2" svg:d="M36243 17207l3135-1497" svg:viewBox="0 0 3136 1498">
          <text:p/>
        </draw:connector>
        <draw:frame draw:style-name="gr25" draw:text-style-name="P13" draw:layer="Layer1" svg:width="5.08cm" svg:height="3.464cm" svg:x="0.935cm" svg:y="1.989cm">
          <draw:text-box>
            <text:p text:style-name="P1"><text:span text:style-name="T3">refers</text:span></text:p>
            <text:p text:style-name="P1"><text:span text:style-name="T4">contains</text:span></text:p>
            <text:p text:style-name="P1"><text:span text:style-name="T5">updates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radial" draw:cx="50%" draw:cy="50%" draw:start-color="#8ae234" draw:end-color="#4e9a06" draw:start-intensity="100%" draw:end-intensity="100%" draw:border="0%"/>
    <draw:gradient draw:name="Gradient_20_16" draw:display-name="Gradient 16" draw:style="radial" draw:cx="50%" draw:cy="50%" draw:start-color="#ffffcc" draw:end-color="#ffff66" draw:start-intensity="100%" draw:end-intensity="100%" draw:border="0%"/>
    <draw:gradient draw:name="Gradient_20_17" draw:display-name="Gradient 17" draw:style="radial" draw:cx="50%" draw:cy="50%" draw:start-color="#0066ff" draw:end-color="#83caff" draw:start-intensity="100%" draw:end-intensity="100%" draw:border="0%"/>
    <draw:gradient draw:name="Gradient_20_19" draw:display-name="Gradient 19" draw:style="radial" draw:cx="50%" draw:cy="50%" draw:start-color="#8ae234" draw:end-color="#4e9a06" draw:start-intensity="100%" draw:end-intensity="100%" draw:border="0%"/>
    <draw:gradient draw:name="Gradient_20_20" draw:display-name="Gradient 20" draw:style="radial" draw:cx="50%" draw:cy="50%" draw:start-color="#8ae234" draw:end-color="#4e9a06" draw:start-intensity="100%" draw:end-intensity="100%" draw:border="0%"/>
    <draw:gradient draw:name="Gradient_20_21" draw:display-name="Gradient 21" draw:style="radial" draw:cx="50%" draw:cy="50%" draw:start-color="#8ae234" draw:end-color="#4e9a06" draw:start-intensity="100%" draw:end-intensity="100%" draw:border="0%"/>
    <draw:gradient draw:name="Gradient_20_22" draw:display-name="Gradient 22" draw:style="radial" draw:cx="50%" draw:cy="50%" draw:start-color="#8ae234" draw:end-color="#4e9a06" draw:start-intensity="100%" draw:end-intensity="100%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  <draw:layer draw:name="Layer3"/>
      <draw:layer draw:name="Layer1"/>
      <draw:layer draw:name="Layer2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22:22:23.318628906</meta:creation-date>
    <dc:date>2018-06-03T07:26:06.467740799</dc:date>
    <meta:editing-duration>PT1H4M41S</meta:editing-duration>
    <meta:editing-cycles>22</meta:editing-cycles>
    <meta:generator>LibreOffice/5.1.6.2$Linux_X86_64 LibreOffice_project/10m0$Build-2</meta:generator>
    <meta:document-statistic meta:object-count="96"/>
  </office:meta>
</office:document-meta>
</file>